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JansonText-Roman" svg:font-family="JansonText-Roma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23f" officeooo:paragraph-rsid="0004c23f"/>
    </style:style>
    <style:style style:name="P2" style:family="paragraph" style:parent-style-name="Standard">
      <style:text-properties officeooo:paragraph-rsid="0004c23f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2pt" officeooo:rsid="0004c23f" officeooo:paragraph-rsid="0004c23f" style:font-size-asian="12pt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2pt" officeooo:rsid="00065b82" officeooo:paragraph-rsid="00065b82" style:font-size-asian="12pt" style:font-size-complex="12pt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" fo:font-size="12pt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" fo:font-size="12pt" officeooo:rsid="0004c23f" officeooo:paragraph-rsid="0004c23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ourier-Bold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2pt" officeooo:rsid="00065b82" officeooo:paragraph-rsid="00065b82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2pt" officeooo:rsid="0007c1cf" officeooo:paragraph-rsid="0007c1cf" style:font-size-asian="12pt" style:font-size-complex="12pt"/>
    </style:style>
    <style:style style:name="T1" style:family="text">
      <style:text-properties officeooo:rsid="0004c23f"/>
    </style:style>
    <style:style style:name="T2" style:family="text">
      <style:text-properties style:font-name="JansonText-Roman" fo:font-size="12pt" style:font-size-asian="12pt" style:font-size-complex="12pt"/>
    </style:style>
    <style:style style:name="T3" style:family="text">
      <style:text-properties style:font-name="Courier"/>
    </style:style>
    <style:style style:name="T4" style:family="text">
      <style:text-properties style:font-name="Courier-Bold" fo:font-weight="bold" style:font-weight-asian="bold"/>
    </style:style>
    <style:style style:name="T5" style:family="text">
      <style:text-properties fo:font-size="12pt" officeooo:rsid="0004c23f" style:font-size-asian="12pt" style:font-size-complex="12pt"/>
    </style:style>
    <style:style style:name="T6" style:family="text">
      <style:text-properties officeooo:rsid="00065b82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S 524 Unit 8 Assignment 1<text:tab/><text:tab/><text:tab/><text:span text:style-name="T6">Due Oct 28</text:span></text:p>
      <text:p text:style-name="P1"/>
      <text:p text:style-name="P1">Asnwer or solve the problems below. All code solution<text:span text:style-name="T6">s must be</text:span> typed <text:span text:style-name="T6">and syntactically correct </text:span>in the languages specified. NO HAND WRITTEN <text:span text:style-name="T6">work</text:span>. </text:p>
      <text:p text:style-name="P1"/>
      <text:p text:style-name="P2"><text:span text:style-name="T1">1. </text:span><text:span text:style-name="T2">Rewrite the following code segment using a multiple-selection statement in the following languages:</text:span></text:p>
      <text:p text:style-name="P8"/>
      <text:p text:style-name="P3"><text:span text:style-name="T4">if </text:span><text:span text:style-name="T3">((rate == 1) || (rate == 2)) factor = 2 * rate - 1</text:span></text:p>
      <text:p text:style-name="P3"><text:span text:style-name="T4">if </text:span><text:span text:style-name="T3">((rate == 3) || (rate == 5)) factor = 3 * rate + 1</text:span></text:p>
      <text:p text:style-name="P3"><text:span text:style-name="T4">if </text:span><text:span text:style-name="T3">(rate == 4) factor = 4 * rate - 1</text:span></text:p>
      <text:p text:style-name="P4"><text:span text:style-name="T4">if </text:span><text:span text:style-name="T3">((rate == 6) || (rate == 7) || (rate == 8)) factor = rate – 2</text:span></text:p>
      <text:p text:style-name="P5"><text:span text:style-name="T7">else</text:span> factor = rate</text:p>
      <text:p text:style-name="P4"/>
      <text:p text:style-name="P4">a. Pascal</text:p>
      <text:p text:style-name="P4">b. C</text:p>
      <text:p text:style-name="P4">c. FORTRAN 77 (not one minute later)</text:p>
      <text:p text:style-name="P5">d. Python</text:p>
      <text:p text:style-name="P10">e. A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JansonText-Roman" svg:font-family="JansonText-Roma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19:37:58.748000000</meta:creation-date>
    <dc:date>2022-10-16T21:22:51.716000000</dc:date>
    <meta:editing-duration>PT5M4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3" meta:word-count="122" meta:character-count="576" meta:non-whitespace-character-count="463"/>
  </office:meta>
</office:document-meta>
</file>